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2.672cm"/>
    </style:style>
    <style:style style:name="Table1.B" style:family="table-column">
      <style:table-column-properties style:column-width="14.34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text-properties fo:font-variant="normal" fo:text-transform="none" fo:color="#333333" style:font-name="Times New Roman" fo:font-size="12pt" fo:letter-spacing="normal" fo:font-style="normal" fo:font-weight="normal"/>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size="13pt" fo:font-weight="normal" style:font-size-asian="13pt" style:font-weight-asian="normal" style:font-size-complex="13pt" style:font-weight-complex="normal"/>
    </style:style>
    <style:style style:name="P5" style:family="paragraph" style:parent-style-name="Table_20_Contents">
      <style:text-properties fo:font-weight="bold" style:font-weight-asian="bold" style:font-weight-complex="bold"/>
    </style:style>
    <style:style style:name="P6" style:family="paragraph" style:parent-style-name="Table_20_Contents">
      <style:text-properties fo:font-style="italic" fo:font-weight="normal" style:font-style-asian="italic" style:font-weight-asian="normal" style:font-style-complex="italic" style:font-weight-complex="normal"/>
    </style:style>
    <style:style style:name="P7" style:family="paragraph" style:parent-style-name="Table_20_Contents">
      <style:text-properties fo:font-style="italic" style:font-style-asian="italic" style:font-style-complex="italic"/>
    </style:style>
    <style:style style:name="P8" style:family="paragraph" style:parent-style-name="Table_20_Contents">
      <style:text-properties fo:font-weight="normal" style:font-weight-asian="normal" style:font-weight-complex="normal"/>
    </style:style>
    <style:style style:name="P9" style:family="paragraph" style:parent-style-name="Table_20_Contents">
      <style:text-properties fo:font-weight="bold" style:font-weight-asian="bold" style:font-weight-complex="bold"/>
    </style:style>
    <style:style style:name="P10" style:family="paragraph" style:parent-style-name="Table_20_Contents">
      <style:text-properties fo:font-weight="normal" style:font-weight-asian="normal" style:font-weight-complex="normal"/>
    </style:style>
    <style:style style:name="T1" style:family="text">
      <style:text-properties fo:font-style="italic" style:font-style-asian="italic" style:font-style-complex="italic"/>
    </style:style>
    <style:style style:name="T2"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WE544_RFC_2 Requirements Diff</text:p>
      <table:table table:name="Table1" table:style-name="Table1">
        <table:table-column table:style-name="Table1.A"/>
        <table:table-column table:style-name="Table1.B"/>
        <table:table-row>
          <table:table-cell table:style-name="Table1.A1" office:value-type="string">
            <text:p text:style-name="Table_20_Contents">30/12/2014</text:p>
          </table:table-cell>
          <table:table-cell table:style-name="Table1.B1" office:value-type="string">
            <text:p text:style-name="P5">- SREQRP (Server Request Response) is added to BC-BS messages list. When a user who wants to play is put to waiting room, later it may be informed by the server that an opponent logged in to the server and wants to play also. This is some sort of asynchronous message. It was there, but noticeable.</text:p>
            <text:p text:style-name="P8"/>
            <text:p text:style-name="P5">- STDICE message format is changed.</text:p>
            <text:p text:style-name="P6">FROM:</text:p>
            <text:p text:style-name="Standard">STDICE</text:p>
            <text:p text:style-name="Standard"/>
            <text:p text:style-name="Standard">{</text:p>
            <text:p text:style-name="Standard"><text:tab/>"dice": "in backgammon notation",</text:p>
            <text:p text:style-name="P4">}</text:p>
            <text:p text:style-name="P6">TO:</text:p>
            <text:p text:style-name="Standard">STDICE</text:p>
            <text:p text:style-name="Standard"/>
            <text:p text:style-name="Standard">{</text:p>
            <text:p text:style-name="Standard"><text:tab/>"dice1": numeral,</text:p>
            <text:p text:style-name="Standard"><text:tab/>"dice2": numeral,</text:p>
            <text:p text:style-name="P4">}</text:p>
            <text:p text:style-name="P6"/>
            <text:p text:style-name="P8"/>
            <text:p text:style-name="P8"/>
            <text:p text:style-name="P5">- SREQRP: success response for watch request does not contain enough information. It is changed:</text:p>
            <text:p text:style-name="P6">FROM</text:p>
            <text:p text:style-name="Standard">SREQRP</text:p>
            <text:p text:style-name="Standard"/>
            <text:p text:style-name="Standard">{</text:p>
            <text:p text:style-name="Standard"><text:tab/>"type": "watch",<text:tab/></text:p>
            <text:p text:style-name="Standard"><text:tab/>"result": "success",</text:p>
            <text:p text:style-name="Standard"><text:tab/>"boardstate": "in backgammon notation",</text:p>
            <text:p text:style-name="Standard">}</text:p>
            <text:p text:style-name="P6">TO</text:p>
            <text:p text:style-name="Standard">SREQRP</text:p>
            <text:p text:style-name="Standard"/>
            <text:p text:style-name="Standard">{</text:p>
            <text:p text:style-name="Standard"><text:tab/>"type": "watch",<text:tab/></text:p>
            <text:p text:style-name="Standard"><text:tab/>"result": "success",</text:p>
            <text:p text:style-name="Standard"><text:tab/>"player1": "username",</text:p>
            <text:p text:style-name="Standard"><text:tab/>"player2": "username",</text:p>
            <text:p text:style-name="Standard"><text:tab/>"player1_color": "white",</text:p>
            <text:p text:style-name="Standard"><text:tab/>"player2_color": "black",</text:p>
            <text:p text:style-name="Standard"><text:tab/>"score": "3-2",</text:p>
            <text:p text:style-name="Standard"><text:tab/>"player_turn": "player1",</text:p>
            <text:p text:style-name="Standard"><text:tab/>"boardstate": "in backgammon notation",</text:p>
            <text:p text:style-name="Standard">}</text:p>
            <text:p text:style-name="P3"/>
            <text:p text:style-name="P5">- STEARD: Server Teardown definition is changed according to the requirements. Leaving is only possible while waiting an opponent or watching a game.</text:p>
            <text:p text:style-name="P6"><text:soft-page-break/>FROM</text:p>
            <text:p text:style-name="P8">STEARD is the server message to clients to inform that a player who is currently playing a match has lost its connection to the server (2 back-to-back SVPING messages) or leave the server.<text:line-break/><text:span text:style-name="T1">TO</text:span></text:p>
            <text:p text:style-name="P8">STEARD is the server message to clients to inform that a player who is currently playing a match has lost its connection to the server (2 back-to-back SVPING messages).</text:p>
            <text:p text:style-name="P8"/>
            <text:p text:style-name="P5">- SREQRP (Server Request Response) message content is changed. No need to convey messages from server to client. Client can produce them. All the “msg” fields are removed from SREQRP</text:p>
            <text:p text:style-name="P8"><text:span text:style-name="T1">FROM</text:span><text:line-break/>SREQRP</text:p>
            <text:p text:style-name="Standard"/>
            <text:p text:style-name="Standard">{</text:p>
            <text:p text:style-name="Standard"><text:tab/>"type": "play",<text:tab/></text:p>
            <text:p text:style-name="Standard"><text:tab/>"result": "success",</text:p>
            <text:p text:style-name="Standard"><text:tab/>"opponent": "bar",</text:p>
            <text:p text:style-name="Standard"><text:tab/>"color": "white",</text:p>
            <text:p text:style-name="Standard"><text:tab/>"turn": 1,</text:p>
            <text:p text:style-name="Standard"><text:tab/>"msg": "Your turn. Start playing"</text:p>
            <text:p text:style-name="P8">}</text:p>
            <text:p text:style-name="P6">TO</text:p>
            <text:p text:style-name="P3">SREQRP</text:p>
            <text:p text:style-name="Standard"/>
            <text:p text:style-name="Standard">{</text:p>
            <text:p text:style-name="Standard"><text:tab/>"type": "play",<text:tab/></text:p>
            <text:p text:style-name="Standard"><text:tab/>"result": "success",</text:p>
            <text:p text:style-name="Standard"><text:tab/>"opponent": "bar",</text:p>
            <text:p text:style-name="Standard"><text:tab/>"color": "white",</text:p>
            <text:p text:style-name="Standard"><text:tab/>"turn": 1,</text:p>
            <text:p text:style-name="P8">}</text:p>
            <text:p text:style-name="P8"/>
            <text:p text:style-name="P8"/>
            <text:p text:style-name="P5">- SLRSPS (Server Login Response) message content is changed. No need to convey messages from server to client. Client can produce them.</text:p>
            <text:p text:style-name="P6">FROM</text:p>
            <text:p text:style-name="Standard">SLRSPS</text:p>
            <text:p text:style-name="Standard"/>
            <text:p text:style-name="Standard">{</text:p>
            <text:p text:style-name="Standard"><text:tab/>"result": "success",</text:p>
            <text:p text:style-name="Standard"><text:tab/>"msg": "Hi foobar",</text:p>
            <text:p text:style-name="Standard"><text:tab/>"msg": "You are connected to server_IP:10001",</text:p>
            <text:p text:style-name="Standard"><text:tab/>"msg": "I want to play",</text:p>
            <text:p text:style-name="Standard"><text:tab/>"msg": "I want to watch",</text:p>
            <text:p text:style-name="Standard">}</text:p>
            <text:p text:style-name="Standard">SLRSPS</text:p>
            <text:p text:style-name="Standard"/>
            <text:p text:style-name="Standard">{</text:p>
            <text:p text:style-name="Standard"><text:tab/>"result": "fail",</text:p>
            <text:p text:style-name="Standard"><text:tab/>"msg": "foobar is already exists",</text:p>
            <text:p text:style-name="Standard"><text:soft-page-break/><text:tab/>"msg": "Choose another user name and try to reconnect again",</text:p>
            <text:p text:style-name="Standard"><text:tab/>"msg": "Connection is closed",</text:p>
            <text:p text:style-name="Standard">}</text:p>
            <text:p text:style-name="P6">TO</text:p>
            <text:p text:style-name="Standard">SLRSPS</text:p>
            <text:p text:style-name="Standard"/>
            <text:p text:style-name="Standard">{</text:p>
            <text:p text:style-name="Standard"><text:tab/>"result": "success or fail",</text:p>
            <text:p text:style-name="Standard">}</text:p>
            <text:p text:style-name="P8"/>
            <text:p text:style-name="P5"/>
            <text:p text:style-name="P5">- SVRNOK is placed to wrong section. It should be server response to an unrecognized or invalid client request or at wrong time. BC-BS client requests are changed to include SVRNOK as a response. Message content is changed to reflect the new situation</text:p>
            <text:p text:style-name="P7">Ex Section</text:p>
            <text:p text:style-name="Table_20_Contents">BC-BS Server Messages</text:p>
            <text:p text:style-name="P7">New Section</text:p>
            <text:p text:style-name="Table_20_Contents">BC-BS Server Responses</text:p>
            <text:p text:style-name="Table_20_Contents"/>
            <text:p text:style-name="P5">- Proofreading, better wording, consistency and some minor typos. Some Examples:</text:p>
            <text:p text:style-name="Table_20_Contents"/>
            <text:p text:style-name="P2">requests.to -&gt; <text:s/>requests to</text:p>
            <text:p text:style-name="Table_20_Contents"/>
            <text:p text:style-name="Table_20_Contents">folows -&gt; follows</text:p>
            <text:p text:style-name="Table_20_Contents"/>
            <text:p text:style-name="Table_20_Contents">it -&gt; its</text:p>
            <text:p text:style-name="Table_20_Contents"/>
            <text:p text:style-name="Standard">Expected Response: CLPONG -&gt; Not needed so deleted</text:p>
            <text:p text:style-name="Table_20_Contents"/>
            <text:p text:style-name="P5">- Author's name is added to the top of the document</text:p>
          </table:table-cell>
        </table:table-row>
      </table:table>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tr" fo:country="T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tr" fo:country="T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8T13:17:25</meta:creation-date>
    <meta:generator>LibreOffice/3.5$Linux_X86_64 LibreOffice_project/350m1$Build-2</meta:generator>
    <dc:date>2014-12-30T22:20:39</dc:date>
    <meta:editing-duration>PT3H7M12S</meta:editing-duration>
    <meta:editing-cycles>49</meta:editing-cycles>
    <meta:document-statistic meta:table-count="1" meta:image-count="0" meta:object-count="0" meta:page-count="3" meta:paragraph-count="92" meta:word-count="455" meta:character-count="2834" meta:non-whitespace-character-count="2430"/>
  </office:meta>
</office:document-meta>
</file>